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2441" officeooo:paragraph-rsid="001f2441"/>
    </style:style>
    <style:style style:name="P2" style:family="paragraph" style:parent-style-name="Standard" style:list-style-name="L1">
      <style:text-properties officeooo:rsid="001f2441" officeooo:paragraph-rsid="001f2441"/>
    </style:style>
    <style:style style:name="P3" style:family="paragraph" style:parent-style-name="Standard" style:list-style-name="L1">
      <style:text-properties officeooo:rsid="0020f4d9" officeooo:paragraph-rsid="0020f4d9"/>
    </style:style>
    <style:style style:name="P4" style:family="paragraph" style:parent-style-name="Standard">
      <style:text-properties officeooo:rsid="0020f4d9" officeooo:paragraph-rsid="0020f4d9"/>
    </style:style>
    <style:style style:name="P5" style:family="paragraph" style:parent-style-name="Standard" style:list-style-name="L1">
      <style:text-properties officeooo:rsid="0023bb9e" officeooo:paragraph-rsid="0023bb9e"/>
    </style:style>
    <style:style style:name="P6" style:family="paragraph" style:parent-style-name="Standard">
      <style:text-properties officeooo:rsid="0023bb9e" officeooo:paragraph-rsid="0023bb9e"/>
    </style:style>
    <style:style style:name="P7" style:family="paragraph" style:parent-style-name="Standard" style:list-style-name="L1">
      <style:text-properties officeooo:rsid="00240677" officeooo:paragraph-rsid="00240677"/>
    </style:style>
    <style:style style:name="T1" style:family="text">
      <style:text-properties officeooo:rsid="0021d22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bject Oriented Programming</text:p>
      <text:p text:style-name="P1"/>
      <text:list xml:id="list9075348864999844317" text:style-name="L1">
        <text:list-item>
          <text:p text:style-name="P2">What are principles of an OO language?</text:p>
          <text:list>
            <text:list-item>
              <text:p text:style-name="P2">Inheritence</text:p>
              <text:list>
                <text:list-item>
                  <text:p text:style-name="P2">The ability of an object to take on the atributes of its parent class</text:p>
                </text:list-item>
                <text:list-item>
                  <text:p text:style-name="P2">Ball is round, therefore basketball and baseball are both Ball objects and are also round</text:p>
                </text:list-item>
              </text:list>
            </text:list-item>
            <text:list-item>
              <text:p text:style-name="P2">Polymorphism</text:p>
              <text:list>
                <text:list-item>
                  <text:p text:style-name="P2">The ability of an object to take on many forms</text:p>
                </text:list-item>
                <text:list-item>
                  <text:p text:style-name="P2">Subclassses of a class can have definitive properties, but still share some of the same functionality as their parent</text:p>
                </text:list-item>
                <text:list-item>
                  <text:p text:style-name="P3">Dog is an Animal, Cat is an Animal, Animals make sounds, Dog (woof), Cat (meow)</text:p>
                </text:list-item>
              </text:list>
            </text:list-item>
            <text:list-item>
              <text:p text:style-name="P3">Encapsulation</text:p>
              <text:list>
                <text:list-item>
                  <text:p text:style-name="P3">The <text:span text:style-name="T1">internal workings of an object are kept hidden from the outside, through public and private member variables.</text:span> </text:p>
                </text:list-item>
                <text:list-item>
                  <text:p text:style-name="P3">My age is private, but my height is public.</text:p>
                </text:list-item>
              </text:list>
            </text:list-item>
            <text:list-item>
              <text:p text:style-name="P3">Abstraction</text:p>
              <text:list>
                <text:list-item>
                  <text:p text:style-name="P5">Interface, the ability to specify an interface but not internal workings</text:p>
                </text:list-item>
                <text:list-item>
                  <text:p text:style-name="P5">I created a Poker strategy, using the interface and called it strategy. Because all strategies take in similar methods, but internally they operate diferently depending on what phase of the game you are in</text:p>
                </text:list-item>
              </text:list>
            </text:list-item>
          </text:list>
        </text:list-item>
        <text:list-item>
          <text:p text:style-name="P5">Data Structures</text:p>
          <text:list>
            <text:list-item>
              <text:p text:style-name="P7">Arrays – A data structure that exists in a certain part of memory</text:p>
              <text:list>
                <text:list-item>
                  <text:p text:style-name="P7">Constant time retrieval because an array storage system is contiguous</text:p>
                </text:list-item>
              </text:list>
            </text:list-item>
            <text:list-item>
              <text:p text:style-name="P7">Linked-lists – is a collection of elements where each element points to the next elemnt.</text:p>
              <text:list>
                <text:list-item>
                  <text:p text:style-name="P7">Example is you have an object of class node. Internally it has an object called next. </text:p>
                </text:list-item>
              </text:list>
            </text:list-item>
            <text:list-item>
              <text:p text:style-name="P7">Stack – LIFO – like when you hit undo on the computer</text:p>
            </text:list-item>
            <text:list-item>
              <text:p text:style-name="P7">Queue – ADT works by FIFO – typical for shared resource:</text:p>
            </text:list-item>
            <text:list-item>
              <text:p text:style-name="P7">Map – C++ Java</text:p>
            </text:list-item>
            <text:list-item>
              <text:p text:style-name="P7">Dictionary - Python</text:p>
            </text:list-item>
            <text:list-item>
              <text:p text:style-name="P7"/>
            </text:list-item>
            <text:list-item>
              <text:p text:style-name="P5">Stack</text:p>
              <text:list>
                <text:list-item>
                  <text:p text:style-name="P5"><text:line-break/></text:p>
                </text:list-item>
              </text:list>
            </text:list-item>
          </text:list>
        </text:list-item>
      </text:list>
      <text:p text:style-name="P6"/>
      <text:p text:style-name="P6"/>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5T20:34:05.807077425</meta:creation-date>
    <dc:date>2017-10-06T15:20:32.540294881</dc:date>
    <meta:editing-duration>PT17H44M55S</meta:editing-duration>
    <meta:editing-cycles>1</meta:editing-cycles>
    <meta:document-statistic meta:table-count="0" meta:image-count="0" meta:object-count="0" meta:page-count="1" meta:paragraph-count="27" meta:word-count="265" meta:character-count="1469" meta:non-whitespace-character-count="1245"/>
    <meta:generator>LibreOffice/5.1.6.2$Linux_X86_64 LibreOffice_project/10m0$Build-2</meta:generator>
  </office:meta>
</office:document-meta>
</file>